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7a7e71783c6578818384707b517e873b7a7e71783b88707a7e852f747b7a7e71783b453f463f443f4446403b4043717343464545424875744343744070443f3f7048457073447446747245711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2:55:40.360604330</meta:creation-date>
    <dc:date>2021-11-03T12:56:03.032936230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54" meta:non-whitespace-character-count="154"/>
    <meta:generator>LibreOffice/6.4.7.2$Linux_X86_64 LibreOffice_project/40$Build-2</meta:generator>
  </office:meta>
</office:document-meta>
</file>